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9b8" officeooo:paragraph-rsid="001f216c"/>
    </style:style>
    <style:style style:name="P2" style:family="paragraph" style:parent-style-name="Standard">
      <style:text-properties officeooo:rsid="001c89b8" officeooo:paragraph-rsid="0022a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ar numeros = []; </text:p>
      <text:p text:style-name="P2"/>
      <text:p text:style-name="P2">while(true) { </text:p>
      <text:p text:style-name="P2"><text:tab/>var numero = prompt("Digite um número ou S para sair"); </text:p>
      <text:p text:style-name="P2"><text:tab/>if (numero == 'S') { </text:p>
      <text:p text:style-name="P2"><text:tab/><text:tab/>break; </text:p>
      <text:p text:style-name="P2"><text:tab/>} else { </text:p>
      <text:p text:style-name="P2"><text:tab/><text:tab/>numeros.push(Number(numero)); </text:p>
      <text:p text:style-name="P2"><text:tab/>} </text:p>
      <text:p text:style-name="P2">} </text:p>
      <text:p text:style-name="P2"/>
      <text:p text:style-name="P2">var soma = 0; </text:p>
      <text:p text:style-name="P2">for (i = 0;i &lt; numeros.length;i++) { </text:p>
      <text:p text:style-name="P2"><text:tab/>soma += numeros[i]; </text:p>
      <text:p text:style-name="P2">} </text:p>
      <text:p text:style-name="P2"/>
      <text:p text:style-name="P2">var resultado = soma / numeros.length; </text:p>
      <text:p text:style-name="P2">console.log(resultado)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3:48:39.122198488</meta:creation-date>
    <dc:date>2021-04-07T14:25:30.493020942</dc:date>
    <meta:editing-duration>PT31M19S</meta:editing-duration>
    <meta:editing-cycles>19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50" meta:character-count="303" meta:non-whitespace-character-count="245"/>
  </office:meta>
</office:document-meta>
</file>